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9559" officeooo:paragraph-rsid="00099559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Soccer Coaches</text:p>
      <text:p text:style-name="P1"/>
      <text:p text:style-name="P1"/>
      <text:p text:style-name="P1"/>
      <text:p text:style-name="P1">K-5th Grade </text:p>
      <text:p text:style-name="P1">Jace Tyra</text:p>
      <text:p text:style-name="P1">1-520-229-1998</text:p>
      <text:p text:style-name="P1"><text:a xlink:type="simple" xlink:href="mailto:jacetyra@gmail.com" text:style-name="Internet_20_link" text:visited-style-name="Visited_20_Internet_20_Link">jacetyra@gmail.com</text:a></text:p>
      <text:p text:style-name="P1"/>
      <text:p text:style-name="P1"/>
      <text:p text:style-name="P1"/>
      <text:p text:style-name="P1">6th-8th Grade </text:p>
      <text:p text:style-name="P1">David Arthur</text:p>
      <text:p text:style-name="P1">1-520-265-1117</text:p>
      <text:p text:style-name="P1"><text:a xlink:type="simple" xlink:href="mailto:davidarthur@gmail.com" text:style-name="Internet_20_link" text:visited-style-name="Visited_20_Internet_20_Link">davidarthur@gmail.com</text:a></text:p>
      <text:p text:style-name="P1"/>
      <text:p text:style-name="P1"/>
      <text:p text:style-name="P1"/>
      <text:p text:style-name="P1">9th-12th Grade</text:p>
      <text:p text:style-name="P1">Daniel Arthur</text:p>
      <text:p text:style-name="P1">1-520-265-1118</text:p>
      <text:p text:style-name="P1"><text:a xlink:type="simple" xlink:href="mailto:danielarthur@gmail.com" text:style-name="Internet_20_link" text:visited-style-name="Visited_20_Internet_20_Link">danielarthur@gmail.com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2:29:24.830000000</meta:creation-date>
    <dc:date>2021-01-07T12:31:51.578000000</dc:date>
    <meta:editing-duration>PT2M26S</meta:editing-duration>
    <meta:editing-cycles>1</meta:editing-cycles>
    <meta:document-statistic meta:table-count="0" meta:image-count="0" meta:object-count="0" meta:page-count="1" meta:paragraph-count="13" meta:word-count="21" meta:character-count="196" meta:non-whitespace-character-count="186"/>
    <meta:generator>LibreOffice/6.2.8.2$Windows_X86_64 LibreOffice_project/f82ddfca21ebc1e222a662a32b25c0c9d20169ee</meta:generator>
  </office:meta>
</office:document-meta>
</file>